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p-4" table:style-name="ta1">
        <table:shapes>
          <draw:frame draw:z-index="0" draw:style-name="gr1" draw:text-style-name="P1" svg:width="6.2965in" svg:height="3.5465in" svg:x="4.1854in" svg:y="0.8622in">
            <draw:object draw:notify-on-update-of-ranges="'gp-4'.A2:'gp-4'.A49 'gp-4'.B1:'gp-4'.B1 'gp-4'.B2:'gp-4'.B49 'gp-4'.A2:'gp-4'.A49 'gp-4'.C1:'gp-4'.C1 'gp-4'.C2:'gp-4'.C49 'gp-4'.A2:'gp-4'.A49 'gp-4'.D1:'gp-4'.D1 'gp-4'.D2:'gp-4'.D49 'gp-4'.A2:'gp-4'.A49 'gp-4'.E1:'gp-4'.E1 'gp-4'.E2:'gp-4'.E49 'gp-4'.A2:'gp-4'.A49 'gp-4'.F1:'gp-4'.F1 'gp-4'.F2:'gp-4'.F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workers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verify</text:p>
          </table:table-cell>
          <table:table-cell/>
          <table:table-cell office:value-type="string" calcext:value-type="string">
            <text:p>CPU:</text:p>
          </table:table-cell>
          <table:table-cell office:value-type="string" calcext:value-type="string">
            <text:p>12th Gen Intel(R) Core(TM) i9-129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.551" calcext:value-type="float">
            <text:p>179.551</text:p>
          </table:table-cell>
          <table:table-cell office:value-type="float" office:value="25.851" calcext:value-type="float">
            <text:p>25.851</text:p>
          </table:table-cell>
          <table:table-cell office:value-type="float" office:value="41.939" calcext:value-type="float">
            <text:p>41.939</text:p>
          </table:table-cell>
          <table:table-cell office:value-type="float" office:value="50.583" calcext:value-type="float">
            <text:p>50.583</text:p>
          </table:table-cell>
          <table:table-cell office:value-type="float" office:value="2.18" calcext:value-type="float">
            <text:p>2.18</text:p>
          </table:table-cell>
          <table:table-cell/>
          <table:table-cell office:value-type="string" calcext:value-type="string">
            <text:p>cores: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974" calcext:value-type="float">
            <text:p>18.974</text:p>
          </table:table-cell>
          <table:table-cell office:value-type="float" office:value="13.804" calcext:value-type="float">
            <text:p>13.804</text:p>
          </table:table-cell>
          <table:table-cell office:value-type="float" office:value="23.509" calcext:value-type="float">
            <text:p>23.509</text:p>
          </table:table-cell>
          <table:table-cell office:value-type="float" office:value="28.476" calcext:value-type="float">
            <text:p>28.476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string" calcext:value-type="string">
            <text:p>threads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.409" calcext:value-type="float">
            <text:p>15.409</text:p>
          </table:table-cell>
          <table:table-cell office:value-type="float" office:value="10.65" calcext:value-type="float">
            <text:p>10.65</text:p>
          </table:table-cell>
          <table:table-cell office:value-type="float" office:value="18.161" calcext:value-type="float">
            <text:p>18.161</text:p>
          </table:table-cell>
          <table:table-cell office:value-type="float" office:value="22.805" calcext:value-type="float">
            <text:p>22.805</text:p>
          </table:table-cell>
          <table:table-cell office:value-type="float" office:value="0.897" calcext:value-type="float">
            <text:p>0.8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126" calcext:value-type="float">
            <text:p>12.126</text:p>
          </table:table-cell>
          <table:table-cell office:value-type="float" office:value="7.975" calcext:value-type="float">
            <text:p>7.975</text:p>
          </table:table-cell>
          <table:table-cell office:value-type="float" office:value="13.734" calcext:value-type="float">
            <text:p>13.734</text:p>
          </table:table-cell>
          <table:table-cell office:value-type="float" office:value="16.958" calcext:value-type="float">
            <text:p>16.958</text:p>
          </table:table-cell>
          <table:table-cell office:value-type="float" office:value="0.702" calcext:value-type="float">
            <text:p>0.70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813" calcext:value-type="float">
            <text:p>10.813</text:p>
          </table:table-cell>
          <table:table-cell office:value-type="float" office:value="7.104" calcext:value-type="float">
            <text:p>7.104</text:p>
          </table:table-cell>
          <table:table-cell office:value-type="float" office:value="12.524" calcext:value-type="float">
            <text:p>12.524</text:p>
          </table:table-cell>
          <table:table-cell office:value-type="float" office:value="15.546" calcext:value-type="float">
            <text:p>15.546</text:p>
          </table:table-cell>
          <table:table-cell office:value-type="float" office:value="0.702" calcext:value-type="float">
            <text:p>0.70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956" calcext:value-type="float">
            <text:p>9.956</text:p>
          </table:table-cell>
          <table:table-cell office:value-type="float" office:value="6.541" calcext:value-type="float">
            <text:p>6.541</text:p>
          </table:table-cell>
          <table:table-cell office:value-type="float" office:value="11.87" calcext:value-type="float">
            <text:p>11.87</text:p>
          </table:table-cell>
          <table:table-cell office:value-type="float" office:value="14.52" calcext:value-type="float">
            <text:p>14.52</text:p>
          </table:table-cell>
          <table:table-cell office:value-type="float" office:value="0.677" calcext:value-type="float">
            <text:p>0.67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58" calcext:value-type="float">
            <text:p>9.58</text:p>
          </table:table-cell>
          <table:table-cell office:value-type="float" office:value="6.411" calcext:value-type="float">
            <text:p>6.411</text:p>
          </table:table-cell>
          <table:table-cell office:value-type="float" office:value="11.037" calcext:value-type="float">
            <text:p>11.037</text:p>
          </table:table-cell>
          <table:table-cell office:value-type="float" office:value="13.746" calcext:value-type="float">
            <text:p>13.746</text:p>
          </table:table-cell>
          <table:table-cell office:value-type="float" office:value="0.579" calcext:value-type="float">
            <text:p>0.57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071" calcext:value-type="float">
            <text:p>9.071</text:p>
          </table:table-cell>
          <table:table-cell office:value-type="float" office:value="6.064" calcext:value-type="float">
            <text:p>6.064</text:p>
          </table:table-cell>
          <table:table-cell office:value-type="float" office:value="10.246" calcext:value-type="float">
            <text:p>10.246</text:p>
          </table:table-cell>
          <table:table-cell office:value-type="float" office:value="12.58" calcext:value-type="float">
            <text:p>12.58</text:p>
          </table:table-cell>
          <table:table-cell office:value-type="float" office:value="0.539" calcext:value-type="float">
            <text:p>0.53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953" calcext:value-type="float">
            <text:p>8.953</text:p>
          </table:table-cell>
          <table:table-cell office:value-type="float" office:value="5.856" calcext:value-type="float">
            <text:p>5.856</text:p>
          </table:table-cell>
          <table:table-cell office:value-type="float" office:value="10.405" calcext:value-type="float">
            <text:p>10.405</text:p>
          </table:table-cell>
          <table:table-cell office:value-type="float" office:value="12.726" calcext:value-type="float">
            <text:p>12.726</text:p>
          </table:table-cell>
          <table:table-cell office:value-type="float" office:value="0.612" calcext:value-type="float">
            <text:p>0.61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803" calcext:value-type="float">
            <text:p>8.803</text:p>
          </table:table-cell>
          <table:table-cell office:value-type="float" office:value="5.806" calcext:value-type="float">
            <text:p>5.806</text:p>
          </table:table-cell>
          <table:table-cell office:value-type="float" office:value="9.944" calcext:value-type="float">
            <text:p>9.944</text:p>
          </table:table-cell>
          <table:table-cell office:value-type="float" office:value="12.175" calcext:value-type="float">
            <text:p>12.175</text:p>
          </table:table-cell>
          <table:table-cell office:value-type="float" office:value="0.601" calcext:value-type="float">
            <text:p>0.60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498" calcext:value-type="float">
            <text:p>8.498</text:p>
          </table:table-cell>
          <table:table-cell office:value-type="float" office:value="5.742" calcext:value-type="float">
            <text:p>5.742</text:p>
          </table:table-cell>
          <table:table-cell office:value-type="float" office:value="9.808" calcext:value-type="float">
            <text:p>9.808</text:p>
          </table:table-cell>
          <table:table-cell office:value-type="float" office:value="12.151" calcext:value-type="float">
            <text:p>12.151</text:p>
          </table:table-cell>
          <table:table-cell office:value-type="float" office:value="0.601" calcext:value-type="float">
            <text:p>0.60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.751" calcext:value-type="float">
            <text:p>8.751</text:p>
          </table:table-cell>
          <table:table-cell office:value-type="float" office:value="5.622" calcext:value-type="float">
            <text:p>5.622</text:p>
          </table:table-cell>
          <table:table-cell office:value-type="float" office:value="9.832" calcext:value-type="float">
            <text:p>9.832</text:p>
          </table:table-cell>
          <table:table-cell office:value-type="float" office:value="11.557" calcext:value-type="float">
            <text:p>11.557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.33" calcext:value-type="float">
            <text:p>8.33</text:p>
          </table:table-cell>
          <table:table-cell office:value-type="float" office:value="5.506" calcext:value-type="float">
            <text:p>5.506</text:p>
          </table:table-cell>
          <table:table-cell office:value-type="float" office:value="9.423" calcext:value-type="float">
            <text:p>9.423</text:p>
          </table:table-cell>
          <table:table-cell office:value-type="float" office:value="11.544" calcext:value-type="float">
            <text:p>11.544</text:p>
          </table:table-cell>
          <table:table-cell office:value-type="float" office:value="0.609" calcext:value-type="float">
            <text:p>0.60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.084" calcext:value-type="float">
            <text:p>8.084</text:p>
          </table:table-cell>
          <table:table-cell office:value-type="float" office:value="5.368" calcext:value-type="float">
            <text:p>5.368</text:p>
          </table:table-cell>
          <table:table-cell office:value-type="float" office:value="9.302" calcext:value-type="float">
            <text:p>9.302</text:p>
          </table:table-cell>
          <table:table-cell office:value-type="float" office:value="11.127" calcext:value-type="float">
            <text:p>11.127</text:p>
          </table:table-cell>
          <table:table-cell office:value-type="float" office:value="0.576" calcext:value-type="float">
            <text:p>0.57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.259" calcext:value-type="float">
            <text:p>8.259</text:p>
          </table:table-cell>
          <table:table-cell office:value-type="float" office:value="5.366" calcext:value-type="float">
            <text:p>5.366</text:p>
          </table:table-cell>
          <table:table-cell office:value-type="float" office:value="9.106" calcext:value-type="float">
            <text:p>9.106</text:p>
          </table:table-cell>
          <table:table-cell office:value-type="float" office:value="11.129" calcext:value-type="float">
            <text:p>11.129</text:p>
          </table:table-cell>
          <table:table-cell office:value-type="float" office:value="0.574" calcext:value-type="float">
            <text:p>0.57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857" calcext:value-type="float">
            <text:p>7.857</text:p>
          </table:table-cell>
          <table:table-cell office:value-type="float" office:value="5.409" calcext:value-type="float">
            <text:p>5.409</text:p>
          </table:table-cell>
          <table:table-cell office:value-type="float" office:value="8.964" calcext:value-type="float">
            <text:p>8.964</text:p>
          </table:table-cell>
          <table:table-cell office:value-type="float" office:value="10.965" calcext:value-type="float">
            <text:p>10.965</text:p>
          </table:table-cell>
          <table:table-cell office:value-type="float" office:value="0.586" calcext:value-type="float">
            <text:p>0.58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899" calcext:value-type="float">
            <text:p>7.899</text:p>
          </table:table-cell>
          <table:table-cell office:value-type="float" office:value="5.378" calcext:value-type="float">
            <text:p>5.378</text:p>
          </table:table-cell>
          <table:table-cell office:value-type="float" office:value="9.267" calcext:value-type="float">
            <text:p>9.267</text:p>
          </table:table-cell>
          <table:table-cell office:value-type="float" office:value="11.104" calcext:value-type="float">
            <text:p>11.104</text:p>
          </table:table-cell>
          <table:table-cell office:value-type="float" office:value="0.592" calcext:value-type="float">
            <text:p>0.592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.044" calcext:value-type="float">
            <text:p>8.044</text:p>
          </table:table-cell>
          <table:table-cell office:value-type="float" office:value="5.466" calcext:value-type="float">
            <text:p>5.466</text:p>
          </table:table-cell>
          <table:table-cell office:value-type="float" office:value="9.151" calcext:value-type="float">
            <text:p>9.151</text:p>
          </table:table-cell>
          <table:table-cell office:value-type="float" office:value="11.338" calcext:value-type="float">
            <text:p>11.338</text:p>
          </table:table-cell>
          <table:table-cell office:value-type="float" office:value="0.614" calcext:value-type="float">
            <text:p>0.61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024" calcext:value-type="float">
            <text:p>8.024</text:p>
          </table:table-cell>
          <table:table-cell office:value-type="float" office:value="5.557" calcext:value-type="float">
            <text:p>5.557</text:p>
          </table:table-cell>
          <table:table-cell office:value-type="float" office:value="9.266" calcext:value-type="float">
            <text:p>9.266</text:p>
          </table:table-cell>
          <table:table-cell office:value-type="float" office:value="11.406" calcext:value-type="float">
            <text:p>11.406</text:p>
          </table:table-cell>
          <table:table-cell office:value-type="float" office:value="0.622" calcext:value-type="float">
            <text:p>0.62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186" calcext:value-type="float">
            <text:p>8.186</text:p>
          </table:table-cell>
          <table:table-cell office:value-type="float" office:value="5.837" calcext:value-type="float">
            <text:p>5.837</text:p>
          </table:table-cell>
          <table:table-cell office:value-type="float" office:value="9.309" calcext:value-type="float">
            <text:p>9.309</text:p>
          </table:table-cell>
          <table:table-cell office:value-type="float" office:value="11.207" calcext:value-type="float">
            <text:p>11.207</text:p>
          </table:table-cell>
          <table:table-cell office:value-type="float" office:value="0.642" calcext:value-type="float">
            <text:p>0.64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121" calcext:value-type="float">
            <text:p>8.121</text:p>
          </table:table-cell>
          <table:table-cell office:value-type="float" office:value="5.645" calcext:value-type="float">
            <text:p>5.645</text:p>
          </table:table-cell>
          <table:table-cell office:value-type="float" office:value="9.341" calcext:value-type="float">
            <text:p>9.341</text:p>
          </table:table-cell>
          <table:table-cell office:value-type="float" office:value="11.872" calcext:value-type="float">
            <text:p>11.872</text:p>
          </table:table-cell>
          <table:table-cell office:value-type="float" office:value="0.647" calcext:value-type="float">
            <text:p>0.647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.021" calcext:value-type="float">
            <text:p>8.021</text:p>
          </table:table-cell>
          <table:table-cell office:value-type="float" office:value="5.802" calcext:value-type="float">
            <text:p>5.802</text:p>
          </table:table-cell>
          <table:table-cell office:value-type="float" office:value="9.45" calcext:value-type="float">
            <text:p>9.45</text:p>
          </table:table-cell>
          <table:table-cell office:value-type="float" office:value="11.357" calcext:value-type="float">
            <text:p>11.357</text:p>
          </table:table-cell>
          <table:table-cell office:value-type="float" office:value="0.694" calcext:value-type="float">
            <text:p>0.69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636" calcext:value-type="float">
            <text:p>8.636</text:p>
          </table:table-cell>
          <table:table-cell office:value-type="float" office:value="5.706" calcext:value-type="float">
            <text:p>5.706</text:p>
          </table:table-cell>
          <table:table-cell office:value-type="float" office:value="9.492" calcext:value-type="float">
            <text:p>9.492</text:p>
          </table:table-cell>
          <table:table-cell office:value-type="float" office:value="11.644" calcext:value-type="float">
            <text:p>11.644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.108" calcext:value-type="float">
            <text:p>8.108</text:p>
          </table:table-cell>
          <table:table-cell office:value-type="float" office:value="6.066" calcext:value-type="float">
            <text:p>6.066</text:p>
          </table:table-cell>
          <table:table-cell office:value-type="float" office:value="9.76" calcext:value-type="float">
            <text:p>9.76</text:p>
          </table:table-cell>
          <table:table-cell office:value-type="float" office:value="11.555" calcext:value-type="float">
            <text:p>11.555</text:p>
          </table:table-cell>
          <table:table-cell office:value-type="float" office:value="0.686" calcext:value-type="float">
            <text:p>0.686</text:p>
          </table:table-cell>
          <table:table-cell table:number-columns-repeated="3"/>
        </table:table-row>
      </table:table>
      <table:table table:name="benchft-worker-3" table:style-name="ta1">
        <table:shapes>
          <draw:frame draw:z-index="0" draw:style-name="gr1" draw:text-style-name="P1" svg:width="6.2965in" svg:height="3.5465in" svg:x="4.1854in" svg:y="0.8622in">
            <draw:object draw:notify-on-update-of-ranges="'benchft-worker-3'.A2:'benchft-worker-3'.A49 'benchft-worker-3'.B1:'benchft-worker-3'.B1 'benchft-worker-3'.B2:'benchft-worker-3'.B49 'benchft-worker-3'.A2:'benchft-worker-3'.A49 'benchft-worker-3'.C1:'benchft-worker-3'.C1 'benchft-worker-3'.C2:'benchft-worker-3'.C49 'benchft-worker-3'.A2:'benchft-worker-3'.A49 'benchft-worker-3'.D1:'benchft-worker-3'.D1 'benchft-worker-3'.D2:'benchft-worker-3'.D49 'benchft-worker-3'.A2:'benchft-worker-3'.A49 'benchft-worker-3'.E1:'benchft-worker-3'.E1 'benchft-worker-3'.E2:'benchft-worker-3'.E49 'benchft-worker-3'.A2:'benchft-worker-3'.A49 'benchft-worker-3'.F1:'benchft-worker-3'.F1 'benchft-worker-3'.F2:'benchft-worker-3'.F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workers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verify</text:p>
          </table:table-cell>
          <table:table-cell/>
          <table:table-cell office:value-type="string" calcext:value-type="string">
            <text:p>CPU:</text:p>
          </table:table-cell>
          <table:table-cell office:value-type="string" calcext:value-type="string">
            <text:p>AMD EPYC 9274F 24-Core Process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3.001" calcext:value-type="float">
            <text:p>223.001</text:p>
          </table:table-cell>
          <table:table-cell office:value-type="float" office:value="33.144" calcext:value-type="float">
            <text:p>33.144</text:p>
          </table:table-cell>
          <table:table-cell office:value-type="float" office:value="54.167" calcext:value-type="float">
            <text:p>54.167</text:p>
          </table:table-cell>
          <table:table-cell office:value-type="float" office:value="64.686" calcext:value-type="float">
            <text:p>64.686</text:p>
          </table:table-cell>
          <table:table-cell office:value-type="float" office:value="2.687" calcext:value-type="float">
            <text:p>2.687</text:p>
          </table:table-cell>
          <table:table-cell/>
          <table:table-cell office:value-type="string" calcext:value-type="string">
            <text:p>cores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.335" calcext:value-type="float">
            <text:p>25.335</text:p>
          </table:table-cell>
          <table:table-cell office:value-type="float" office:value="17.332" calcext:value-type="float">
            <text:p>17.332</text:p>
          </table:table-cell>
          <table:table-cell office:value-type="float" office:value="29.957" calcext:value-type="float">
            <text:p>29.957</text:p>
          </table:table-cell>
          <table:table-cell office:value-type="float" office:value="36.67" calcext:value-type="float">
            <text:p>36.67</text:p>
          </table:table-cell>
          <table:table-cell office:value-type="float" office:value="1.512" calcext:value-type="float">
            <text:p>1.512</text:p>
          </table:table-cell>
          <table:table-cell/>
          <table:table-cell office:value-type="string" calcext:value-type="string">
            <text:p>threads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827" calcext:value-type="float">
            <text:p>20.827</text:p>
          </table:table-cell>
          <table:table-cell office:value-type="float" office:value="13.81" calcext:value-type="float">
            <text:p>13.81</text:p>
          </table:table-cell>
          <table:table-cell office:value-type="float" office:value="23.283" calcext:value-type="float">
            <text:p>23.283</text:p>
          </table:table-cell>
          <table:table-cell office:value-type="float" office:value="28.554" calcext:value-type="float">
            <text:p>28.554</text:p>
          </table:table-cell>
          <table:table-cell office:value-type="float" office:value="1.128" calcext:value-type="float">
            <text:p>1.12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668" calcext:value-type="float">
            <text:p>16.668</text:p>
          </table:table-cell>
          <table:table-cell office:value-type="float" office:value="10.882" calcext:value-type="float">
            <text:p>10.882</text:p>
          </table:table-cell>
          <table:table-cell office:value-type="float" office:value="18.446" calcext:value-type="float">
            <text:p>18.446</text:p>
          </table:table-cell>
          <table:table-cell office:value-type="float" office:value="22.787" calcext:value-type="float">
            <text:p>22.787</text:p>
          </table:table-cell>
          <table:table-cell office:value-type="float" office:value="0.89" calcext:value-type="float">
            <text:p>0.8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058" calcext:value-type="float">
            <text:p>15.058</text:p>
          </table:table-cell>
          <table:table-cell office:value-type="float" office:value="9.587" calcext:value-type="float">
            <text:p>9.587</text:p>
          </table:table-cell>
          <table:table-cell office:value-type="float" office:value="16.44" calcext:value-type="float">
            <text:p>16.44</text:p>
          </table:table-cell>
          <table:table-cell office:value-type="float" office:value="20.347" calcext:value-type="float">
            <text:p>20.347</text:p>
          </table:table-cell>
          <table:table-cell office:value-type="float" office:value="0.785" calcext:value-type="float">
            <text:p>0.78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169" calcext:value-type="float">
            <text:p>14.169</text:p>
          </table:table-cell>
          <table:table-cell office:value-type="float" office:value="8.667" calcext:value-type="float">
            <text:p>8.667</text:p>
          </table:table-cell>
          <table:table-cell office:value-type="float" office:value="14.911" calcext:value-type="float">
            <text:p>14.911</text:p>
          </table:table-cell>
          <table:table-cell office:value-type="float" office:value="18.177" calcext:value-type="float">
            <text:p>18.177</text:p>
          </table:table-cell>
          <table:table-cell office:value-type="float" office:value="0.763" calcext:value-type="float">
            <text:p>0.76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537" calcext:value-type="float">
            <text:p>13.537</text:p>
          </table:table-cell>
          <table:table-cell office:value-type="float" office:value="8.096" calcext:value-type="float">
            <text:p>8.096</text:p>
          </table:table-cell>
          <table:table-cell office:value-type="float" office:value="14.044" calcext:value-type="float">
            <text:p>14.044</text:p>
          </table:table-cell>
          <table:table-cell office:value-type="float" office:value="17.211" calcext:value-type="float">
            <text:p>17.211</text:p>
          </table:table-cell>
          <table:table-cell office:value-type="float" office:value="0.669" calcext:value-type="float">
            <text:p>0.66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086" calcext:value-type="float">
            <text:p>12.086</text:p>
          </table:table-cell>
          <table:table-cell office:value-type="float" office:value="7.324" calcext:value-type="float">
            <text:p>7.324</text:p>
          </table:table-cell>
          <table:table-cell office:value-type="float" office:value="12.521" calcext:value-type="float">
            <text:p>12.521</text:p>
          </table:table-cell>
          <table:table-cell office:value-type="float" office:value="15.177" calcext:value-type="float">
            <text:p>15.177</text:p>
          </table:table-cell>
          <table:table-cell office:value-type="float" office:value="0.67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612" calcext:value-type="float">
            <text:p>11.612</text:p>
          </table:table-cell>
          <table:table-cell office:value-type="float" office:value="7.247" calcext:value-type="float">
            <text:p>7.247</text:p>
          </table:table-cell>
          <table:table-cell office:value-type="float" office:value="12.235" calcext:value-type="float">
            <text:p>12.235</text:p>
          </table:table-cell>
          <table:table-cell office:value-type="float" office:value="14.921" calcext:value-type="float">
            <text:p>14.921</text:p>
          </table:table-cell>
          <table:table-cell office:value-type="float" office:value="0.653" calcext:value-type="float">
            <text:p>0.65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111" calcext:value-type="float">
            <text:p>12.111</text:p>
          </table:table-cell>
          <table:table-cell office:value-type="float" office:value="7.067" calcext:value-type="float">
            <text:p>7.067</text:p>
          </table:table-cell>
          <table:table-cell office:value-type="float" office:value="11.83" calcext:value-type="float">
            <text:p>11.83</text:p>
          </table:table-cell>
          <table:table-cell office:value-type="float" office:value="14.737" calcext:value-type="float">
            <text:p>14.737</text:p>
          </table:table-cell>
          <table:table-cell office:value-type="float" office:value="0.619" calcext:value-type="float">
            <text:p>0.61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.111" calcext:value-type="float">
            <text:p>11.111</text:p>
          </table:table-cell>
          <table:table-cell office:value-type="float" office:value="6.609" calcext:value-type="float">
            <text:p>6.609</text:p>
          </table:table-cell>
          <table:table-cell office:value-type="float" office:value="11.353" calcext:value-type="float">
            <text:p>11.353</text:p>
          </table:table-cell>
          <table:table-cell office:value-type="float" office:value="13.475" calcext:value-type="float">
            <text:p>13.475</text:p>
          </table:table-cell>
          <table:table-cell office:value-type="float" office:value="0.597" calcext:value-type="float">
            <text:p>0.59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.039" calcext:value-type="float">
            <text:p>11.039</text:p>
          </table:table-cell>
          <table:table-cell office:value-type="float" office:value="6.509" calcext:value-type="float">
            <text:p>6.509</text:p>
          </table:table-cell>
          <table:table-cell office:value-type="float" office:value="10.966" calcext:value-type="float">
            <text:p>10.966</text:p>
          </table:table-cell>
          <table:table-cell office:value-type="float" office:value="13.43" calcext:value-type="float">
            <text:p>13.43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878" calcext:value-type="float">
            <text:p>10.878</text:p>
          </table:table-cell>
          <table:table-cell office:value-type="float" office:value="6.338" calcext:value-type="float">
            <text:p>6.338</text:p>
          </table:table-cell>
          <table:table-cell office:value-type="float" office:value="10.762" calcext:value-type="float">
            <text:p>10.762</text:p>
          </table:table-cell>
          <table:table-cell office:value-type="float" office:value="12.951" calcext:value-type="float">
            <text:p>12.951</text:p>
          </table:table-cell>
          <table:table-cell office:value-type="float" office:value="0.552" calcext:value-type="float">
            <text:p>0.55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61" calcext:value-type="float">
            <text:p>10.61</text:p>
          </table:table-cell>
          <table:table-cell office:value-type="float" office:value="6.283" calcext:value-type="float">
            <text:p>6.283</text:p>
          </table:table-cell>
          <table:table-cell office:value-type="float" office:value="10.693" calcext:value-type="float">
            <text:p>10.693</text:p>
          </table:table-cell>
          <table:table-cell office:value-type="float" office:value="12.881" calcext:value-type="float">
            <text:p>12.881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867" calcext:value-type="float">
            <text:p>10.867</text:p>
          </table:table-cell>
          <table:table-cell office:value-type="float" office:value="6.265" calcext:value-type="float">
            <text:p>6.265</text:p>
          </table:table-cell>
          <table:table-cell office:value-type="float" office:value="10.638" calcext:value-type="float">
            <text:p>10.638</text:p>
          </table:table-cell>
          <table:table-cell office:value-type="float" office:value="12.65" calcext:value-type="float">
            <text:p>12.65</text:p>
          </table:table-cell>
          <table:table-cell office:value-type="float" office:value="0.533" calcext:value-type="float">
            <text:p>0.5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.855" calcext:value-type="float">
            <text:p>10.855</text:p>
          </table:table-cell>
          <table:table-cell office:value-type="float" office:value="6.123" calcext:value-type="float">
            <text:p>6.123</text:p>
          </table:table-cell>
          <table:table-cell office:value-type="float" office:value="10.793" calcext:value-type="float">
            <text:p>10.793</text:p>
          </table:table-cell>
          <table:table-cell office:value-type="float" office:value="12.862" calcext:value-type="float">
            <text:p>12.862</text:p>
          </table:table-cell>
          <table:table-cell office:value-type="float" office:value="0.606" calcext:value-type="float">
            <text:p>0.60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.98" calcext:value-type="float">
            <text:p>10.98</text:p>
          </table:table-cell>
          <table:table-cell office:value-type="float" office:value="6.24" calcext:value-type="float">
            <text:p>6.24</text:p>
          </table:table-cell>
          <table:table-cell office:value-type="float" office:value="10.483" calcext:value-type="float">
            <text:p>10.483</text:p>
          </table:table-cell>
          <table:table-cell office:value-type="float" office:value="12.598" calcext:value-type="float">
            <text:p>12.598</text:p>
          </table:table-cell>
          <table:table-cell office:value-type="float" office:value="0.606" calcext:value-type="float">
            <text:p>0.60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.704" calcext:value-type="float">
            <text:p>10.704</text:p>
          </table:table-cell>
          <table:table-cell office:value-type="float" office:value="6.08" calcext:value-type="float">
            <text:p>6.08</text:p>
          </table:table-cell>
          <table:table-cell office:value-type="float" office:value="10.365" calcext:value-type="float">
            <text:p>10.365</text:p>
          </table:table-cell>
          <table:table-cell office:value-type="float" office:value="12.597" calcext:value-type="float">
            <text:p>12.597</text:p>
          </table:table-cell>
          <table:table-cell office:value-type="float" office:value="0.529" calcext:value-type="float">
            <text:p>0.52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857" calcext:value-type="float">
            <text:p>10.857</text:p>
          </table:table-cell>
          <table:table-cell office:value-type="float" office:value="6.262" calcext:value-type="float">
            <text:p>6.262</text:p>
          </table:table-cell>
          <table:table-cell office:value-type="float" office:value="10.363" calcext:value-type="float">
            <text:p>10.363</text:p>
          </table:table-cell>
          <table:table-cell office:value-type="float" office:value="12.32" calcext:value-type="float">
            <text:p>12.32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.743" calcext:value-type="float">
            <text:p>10.743</text:p>
          </table:table-cell>
          <table:table-cell office:value-type="float" office:value="6.981" calcext:value-type="float">
            <text:p>6.981</text:p>
          </table:table-cell>
          <table:table-cell office:value-type="float" office:value="10.136" calcext:value-type="float">
            <text:p>10.136</text:p>
          </table:table-cell>
          <table:table-cell office:value-type="float" office:value="12.01" calcext:value-type="float">
            <text:p>12.01</text:p>
          </table:table-cell>
          <table:table-cell office:value-type="float" office:value="0.538" calcext:value-type="float">
            <text:p>0.53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.412" calcext:value-type="float">
            <text:p>10.412</text:p>
          </table:table-cell>
          <table:table-cell office:value-type="float" office:value="6.097" calcext:value-type="float">
            <text:p>6.097</text:p>
          </table:table-cell>
          <table:table-cell office:value-type="float" office:value="10.092" calcext:value-type="float">
            <text:p>10.092</text:p>
          </table:table-cell>
          <table:table-cell office:value-type="float" office:value="12.024" calcext:value-type="float">
            <text:p>12.024</text:p>
          </table:table-cell>
          <table:table-cell office:value-type="float" office:value="0.499" calcext:value-type="float">
            <text:p>0.499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767" calcext:value-type="float">
            <text:p>10.767</text:p>
          </table:table-cell>
          <table:table-cell office:value-type="float" office:value="6.003" calcext:value-type="float">
            <text:p>6.003</text:p>
          </table:table-cell>
          <table:table-cell office:value-type="float" office:value="10.001" calcext:value-type="float">
            <text:p>10.001</text:p>
          </table:table-cell>
          <table:table-cell office:value-type="float" office:value="11.808" calcext:value-type="float">
            <text:p>11.808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547" calcext:value-type="float">
            <text:p>10.547</text:p>
          </table:table-cell>
          <table:table-cell office:value-type="float" office:value="5.947" calcext:value-type="float">
            <text:p>5.947</text:p>
          </table:table-cell>
          <table:table-cell office:value-type="float" office:value="10.008" calcext:value-type="float">
            <text:p>10.008</text:p>
          </table:table-cell>
          <table:table-cell office:value-type="float" office:value="11.949" calcext:value-type="float">
            <text:p>11.949</text:p>
          </table:table-cell>
          <table:table-cell office:value-type="float" office:value="0.516" calcext:value-type="float">
            <text:p>0.51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357" calcext:value-type="float">
            <text:p>10.357</text:p>
          </table:table-cell>
          <table:table-cell office:value-type="float" office:value="6.126" calcext:value-type="float">
            <text:p>6.126</text:p>
          </table:table-cell>
          <table:table-cell office:value-type="float" office:value="10.015" calcext:value-type="float">
            <text:p>10.015</text:p>
          </table:table-cell>
          <table:table-cell office:value-type="float" office:value="11.986" calcext:value-type="float">
            <text:p>11.986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803" calcext:value-type="float">
            <text:p>10.803</text:p>
          </table:table-cell>
          <table:table-cell office:value-type="float" office:value="6.392" calcext:value-type="float">
            <text:p>6.392</text:p>
          </table:table-cell>
          <table:table-cell office:value-type="float" office:value="10.886" calcext:value-type="float">
            <text:p>10.886</text:p>
          </table:table-cell>
          <table:table-cell office:value-type="float" office:value="12.497" calcext:value-type="float">
            <text:p>12.497</text:p>
          </table:table-cell>
          <table:table-cell office:value-type="float" office:value="0.632" calcext:value-type="float">
            <text:p>0.63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.909" calcext:value-type="float">
            <text:p>10.909</text:p>
          </table:table-cell>
          <table:table-cell office:value-type="float" office:value="6.581" calcext:value-type="float">
            <text:p>6.581</text:p>
          </table:table-cell>
          <table:table-cell office:value-type="float" office:value="10.746" calcext:value-type="float">
            <text:p>10.746</text:p>
          </table:table-cell>
          <table:table-cell office:value-type="float" office:value="12.773" calcext:value-type="float">
            <text:p>12.773</text:p>
          </table:table-cell>
          <table:table-cell office:value-type="float" office:value="0.571" calcext:value-type="float">
            <text:p>0.57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.973" calcext:value-type="float">
            <text:p>10.973</text:p>
          </table:table-cell>
          <table:table-cell office:value-type="float" office:value="6.844" calcext:value-type="float">
            <text:p>6.844</text:p>
          </table:table-cell>
          <table:table-cell office:value-type="float" office:value="11.228" calcext:value-type="float">
            <text:p>11.228</text:p>
          </table:table-cell>
          <table:table-cell office:value-type="float" office:value="12.753" calcext:value-type="float">
            <text:p>12.753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17" calcext:value-type="float">
            <text:p>11.17</text:p>
          </table:table-cell>
          <table:table-cell office:value-type="float" office:value="6.807" calcext:value-type="float">
            <text:p>6.807</text:p>
          </table:table-cell>
          <table:table-cell office:value-type="float" office:value="10.882" calcext:value-type="float">
            <text:p>10.882</text:p>
          </table:table-cell>
          <table:table-cell office:value-type="float" office:value="12.803" calcext:value-type="float">
            <text:p>12.803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088" calcext:value-type="float">
            <text:p>11.088</text:p>
          </table:table-cell>
          <table:table-cell office:value-type="float" office:value="6.914" calcext:value-type="float">
            <text:p>6.914</text:p>
          </table:table-cell>
          <table:table-cell office:value-type="float" office:value="11.126" calcext:value-type="float">
            <text:p>11.126</text:p>
          </table:table-cell>
          <table:table-cell office:value-type="float" office:value="13.471" calcext:value-type="float">
            <text:p>13.471</text:p>
          </table:table-cell>
          <table:table-cell office:value-type="float" office:value="0.616" calcext:value-type="float">
            <text:p>0.61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491" calcext:value-type="float">
            <text:p>11.491</text:p>
          </table:table-cell>
          <table:table-cell office:value-type="float" office:value="6.936" calcext:value-type="float">
            <text:p>6.936</text:p>
          </table:table-cell>
          <table:table-cell office:value-type="float" office:value="11.035" calcext:value-type="float">
            <text:p>11.035</text:p>
          </table:table-cell>
          <table:table-cell office:value-type="float" office:value="13.08" calcext:value-type="float">
            <text:p>13.08</text:p>
          </table:table-cell>
          <table:table-cell office:value-type="float" office:value="0.656" calcext:value-type="float">
            <text:p>0.65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475" calcext:value-type="float">
            <text:p>11.475</text:p>
          </table:table-cell>
          <table:table-cell office:value-type="float" office:value="6.968" calcext:value-type="float">
            <text:p>6.968</text:p>
          </table:table-cell>
          <table:table-cell office:value-type="float" office:value="11.179" calcext:value-type="float">
            <text:p>11.179</text:p>
          </table:table-cell>
          <table:table-cell office:value-type="float" office:value="13.255" calcext:value-type="float">
            <text:p>13.255</text:p>
          </table:table-cell>
          <table:table-cell office:value-type="float" office:value="0.596" calcext:value-type="float">
            <text:p>0.59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533" calcext:value-type="float">
            <text:p>11.533</text:p>
          </table:table-cell>
          <table:table-cell office:value-type="float" office:value="7.443" calcext:value-type="float">
            <text:p>7.443</text:p>
          </table:table-cell>
          <table:table-cell office:value-type="float" office:value="11.527" calcext:value-type="float">
            <text:p>11.527</text:p>
          </table:table-cell>
          <table:table-cell office:value-type="float" office:value="13.254" calcext:value-type="float">
            <text:p>13.254</text:p>
          </table:table-cell>
          <table:table-cell office:value-type="float" office:value="0.664" calcext:value-type="float">
            <text:p>0.66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2.022" calcext:value-type="float">
            <text:p>12.022</text:p>
          </table:table-cell>
          <table:table-cell office:value-type="float" office:value="7.49" calcext:value-type="float">
            <text:p>7.49</text:p>
          </table:table-cell>
          <table:table-cell office:value-type="float" office:value="11.509" calcext:value-type="float">
            <text:p>11.509</text:p>
          </table:table-cell>
          <table:table-cell office:value-type="float" office:value="13.481" calcext:value-type="float">
            <text:p>13.481</text:p>
          </table:table-cell>
          <table:table-cell office:value-type="float" office:value="0.681" calcext:value-type="float">
            <text:p>0.68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863" calcext:value-type="float">
            <text:p>11.863</text:p>
          </table:table-cell>
          <table:table-cell office:value-type="float" office:value="7.569" calcext:value-type="float">
            <text:p>7.569</text:p>
          </table:table-cell>
          <table:table-cell office:value-type="float" office:value="11.527" calcext:value-type="float">
            <text:p>11.527</text:p>
          </table:table-cell>
          <table:table-cell office:value-type="float" office:value="13.385" calcext:value-type="float">
            <text:p>13.385</text:p>
          </table:table-cell>
          <table:table-cell office:value-type="float" office:value="0.667" calcext:value-type="float">
            <text:p>0.66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505" calcext:value-type="float">
            <text:p>11.505</text:p>
          </table:table-cell>
          <table:table-cell office:value-type="float" office:value="7.72" calcext:value-type="float">
            <text:p>7.72</text:p>
          </table:table-cell>
          <table:table-cell office:value-type="float" office:value="12.087" calcext:value-type="float">
            <text:p>12.087</text:p>
          </table:table-cell>
          <table:table-cell office:value-type="float" office:value="13.592" calcext:value-type="float">
            <text:p>13.592</text:p>
          </table:table-cell>
          <table:table-cell office:value-type="float" office:value="0.603" calcext:value-type="float">
            <text:p>0.60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575" calcext:value-type="float">
            <text:p>11.575</text:p>
          </table:table-cell>
          <table:table-cell office:value-type="float" office:value="8.089" calcext:value-type="float">
            <text:p>8.089</text:p>
          </table:table-cell>
          <table:table-cell office:value-type="float" office:value="11.656" calcext:value-type="float">
            <text:p>11.656</text:p>
          </table:table-cell>
          <table:table-cell office:value-type="float" office:value="13.551" calcext:value-type="float">
            <text:p>13.551</text:p>
          </table:table-cell>
          <table:table-cell office:value-type="float" office:value="0.639" calcext:value-type="float">
            <text:p>0.63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41" calcext:value-type="float">
            <text:p>11.41</text:p>
          </table:table-cell>
          <table:table-cell office:value-type="float" office:value="8.127" calcext:value-type="float">
            <text:p>8.127</text:p>
          </table:table-cell>
          <table:table-cell office:value-type="float" office:value="11.714" calcext:value-type="float">
            <text:p>11.714</text:p>
          </table:table-cell>
          <table:table-cell office:value-type="float" office:value="13.567" calcext:value-type="float">
            <text:p>13.567</text:p>
          </table:table-cell>
          <table:table-cell office:value-type="float" office:value="0.667" calcext:value-type="float">
            <text:p>0.66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655" calcext:value-type="float">
            <text:p>11.655</text:p>
          </table:table-cell>
          <table:table-cell office:value-type="float" office:value="8.369" calcext:value-type="float">
            <text:p>8.369</text:p>
          </table:table-cell>
          <table:table-cell office:value-type="float" office:value="11.644" calcext:value-type="float">
            <text:p>11.644</text:p>
          </table:table-cell>
          <table:table-cell office:value-type="float" office:value="13.913" calcext:value-type="float">
            <text:p>13.913</text:p>
          </table:table-cell>
          <table:table-cell office:value-type="float" office:value="0.709" calcext:value-type="float">
            <text:p>0.70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579" calcext:value-type="float">
            <text:p>11.579</text:p>
          </table:table-cell>
          <table:table-cell office:value-type="float" office:value="8.648" calcext:value-type="float">
            <text:p>8.648</text:p>
          </table:table-cell>
          <table:table-cell office:value-type="float" office:value="12.168" calcext:value-type="float">
            <text:p>12.168</text:p>
          </table:table-cell>
          <table:table-cell office:value-type="float" office:value="13.825" calcext:value-type="float">
            <text:p>13.825</text:p>
          </table:table-cell>
          <table:table-cell office:value-type="float" office:value="0.733" calcext:value-type="float">
            <text:p>0.7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.882" calcext:value-type="float">
            <text:p>11.882</text:p>
          </table:table-cell>
          <table:table-cell office:value-type="float" office:value="8.401" calcext:value-type="float">
            <text:p>8.401</text:p>
          </table:table-cell>
          <table:table-cell office:value-type="float" office:value="12" calcext:value-type="float">
            <text:p>12</text:p>
          </table:table-cell>
          <table:table-cell office:value-type="float" office:value="13.83" calcext:value-type="float">
            <text:p>13.83</text:p>
          </table:table-cell>
          <table:table-cell office:value-type="float" office:value="0.716" calcext:value-type="float">
            <text:p>0.71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136" calcext:value-type="float">
            <text:p>12.136</text:p>
          </table:table-cell>
          <table:table-cell office:value-type="float" office:value="8.517" calcext:value-type="float">
            <text:p>8.517</text:p>
          </table:table-cell>
          <table:table-cell office:value-type="float" office:value="12.162" calcext:value-type="float">
            <text:p>12.162</text:p>
          </table:table-cell>
          <table:table-cell office:value-type="float" office:value="13.943" calcext:value-type="float">
            <text:p>13.943</text:p>
          </table:table-cell>
          <table:table-cell office:value-type="float" office:value="0.704" calcext:value-type="float">
            <text:p>0.70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8" calcext:value-type="float">
            <text:p>11.8</text:p>
          </table:table-cell>
          <table:table-cell office:value-type="float" office:value="8.458" calcext:value-type="float">
            <text:p>8.458</text:p>
          </table:table-cell>
          <table:table-cell office:value-type="float" office:value="12.211" calcext:value-type="float">
            <text:p>12.211</text:p>
          </table:table-cell>
          <table:table-cell office:value-type="float" office:value="14.071" calcext:value-type="float">
            <text:p>14.071</text:p>
          </table:table-cell>
          <table:table-cell office:value-type="float" office:value="0.741" calcext:value-type="float">
            <text:p>0.7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929" calcext:value-type="float">
            <text:p>11.929</text:p>
          </table:table-cell>
          <table:table-cell office:value-type="float" office:value="8.195" calcext:value-type="float">
            <text:p>8.195</text:p>
          </table:table-cell>
          <table:table-cell office:value-type="float" office:value="12.573" calcext:value-type="float">
            <text:p>12.573</text:p>
          </table:table-cell>
          <table:table-cell office:value-type="float" office:value="13.926" calcext:value-type="float">
            <text:p>13.926</text:p>
          </table:table-cell>
          <table:table-cell office:value-type="float" office:value="0.73" calcext:value-type="float">
            <text:p>0.7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763" calcext:value-type="float">
            <text:p>11.763</text:p>
          </table:table-cell>
          <table:table-cell office:value-type="float" office:value="8.285" calcext:value-type="float">
            <text:p>8.285</text:p>
          </table:table-cell>
          <table:table-cell office:value-type="float" office:value="12.35" calcext:value-type="float">
            <text:p>12.35</text:p>
          </table:table-cell>
          <table:table-cell office:value-type="float" office:value="14.098" calcext:value-type="float">
            <text:p>14.098</text:p>
          </table:table-cell>
          <table:table-cell office:value-type="float" office:value="0.762" calcext:value-type="float">
            <text:p>0.76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939" calcext:value-type="float">
            <text:p>11.939</text:p>
          </table:table-cell>
          <table:table-cell office:value-type="float" office:value="8.95" calcext:value-type="float">
            <text:p>8.95</text:p>
          </table:table-cell>
          <table:table-cell office:value-type="float" office:value="12.361" calcext:value-type="float">
            <text:p>12.361</text:p>
          </table:table-cell>
          <table:table-cell office:value-type="float" office:value="13.979" calcext:value-type="float">
            <text:p>13.979</text:p>
          </table:table-cell>
          <table:table-cell office:value-type="float" office:value="0.774" calcext:value-type="float">
            <text:p>0.77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.232" calcext:value-type="float">
            <text:p>12.232</text:p>
          </table:table-cell>
          <table:table-cell office:value-type="float" office:value="8.607" calcext:value-type="float">
            <text:p>8.607</text:p>
          </table:table-cell>
          <table:table-cell office:value-type="float" office:value="12.546" calcext:value-type="float">
            <text:p>12.546</text:p>
          </table:table-cell>
          <table:table-cell office:value-type="float" office:value="14.457" calcext:value-type="float">
            <text:p>14.457</text:p>
          </table:table-cell>
          <table:table-cell office:value-type="float" office:value="0.819" calcext:value-type="float">
            <text:p>0.81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914" calcext:value-type="float">
            <text:p>11.914</text:p>
          </table:table-cell>
          <table:table-cell office:value-type="float" office:value="8.765" calcext:value-type="float">
            <text:p>8.765</text:p>
          </table:table-cell>
          <table:table-cell office:value-type="float" office:value="12.778" calcext:value-type="float">
            <text:p>12.778</text:p>
          </table:table-cell>
          <table:table-cell office:value-type="float" office:value="14.386" calcext:value-type="float">
            <text:p>14.386</text:p>
          </table:table-cell>
          <table:table-cell office:value-type="float" office:value="0.73" calcext:value-type="float">
            <text:p>0.7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34" calcext:value-type="float">
            <text:p>12.34</text:p>
          </table:table-cell>
          <table:table-cell office:value-type="float" office:value="8.786" calcext:value-type="float">
            <text:p>8.786</text:p>
          </table:table-cell>
          <table:table-cell office:value-type="float" office:value="13.327" calcext:value-type="float">
            <text:p>13.327</text:p>
          </table:table-cell>
          <table:table-cell office:value-type="float" office:value="14.73" calcext:value-type="float">
            <text:p>14.73</text:p>
          </table:table-cell>
          <table:table-cell office:value-type="float" office:value="0.785" calcext:value-type="float">
            <text:p>0.7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2:15:19.8279131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15T12:34:52.117896610</dc:date>
    <dc:creator>Nick</dc:creator>
    <meta:editing-duration>PT48M37S</meta:editing-duration>
    <meta:editing-cycles>11</meta:editing-cycles>
    <meta:generator>LibreOffice/24.8.4.2$Linux_X86_64 LibreOffice_project/480$Build-2</meta:generator>
    <meta:document-statistic meta:table-count="2" meta:cell-count="45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8" chart:origin="0" chart:interval-major="12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4cm" svg:height="9.009cm" xlink:href=".." xlink:type="simple" chart:class="chart:scatter" chart:style-name="ch1">
        <chart:legend chart:legend-position="end" svg:x="13.465cm" svg:y="3.209cm" style:legend-expansion="high" chart:style-name="ch2"/>
        <chart:plot-area chart:style-name="ch3" table:cell-range-address="'gp-4'.A2:'gp-4'.F49 'gp-4'.B1:'gp-4'.F1" chart:data-source-has-labels="row" svg:x="1.33cm" svg:y="0.18cm" svg:width="11.816cm" svg:height="7.668cm">
          <chart:coordinate-region svg:x="1.964cm" svg:y="0.379cm" svg:width="10.989cm" svg:height="6.822cm"/>
          <chart:axis chart:dimension="x" chart:name="primary-x" chart:style-name="ch4">
            <chart:title svg:x="6.537cm" svg:y="8.028cm" chart:style-name="ch5">
              <text:p><text:span text:style-name="T1">#workers</text:span></text:p>
            </chart:title>
          </chart:axis>
          <chart:axis chart:dimension="y" chart:name="primary-y" chart:style-name="ch6">
            <chart:title svg:x="0.451cm" svg:y="4.663cm" chart:style-name="ch7">
              <text:p><text:span text:style-name="T1">seconds</text:span></text:p>
            </chart:title>
            <chart:grid chart:style-name="ch8" chart:class="major"/>
          </chart:axis>
          <chart:series chart:style-name="ch9" chart:values-cell-range-address="'gp-4'.B2:'gp-4'.B49" chart:label-cell-address="'gp-4'.B1:'gp-4'.B1" chart:class="chart:scatter">
            <chart:domain table:cell-range-address="'gp-4'.A2:'gp-4'.A49"/>
            <chart:data-point chart:repeated="48"/>
          </chart:series>
          <chart:series chart:style-name="ch10" chart:values-cell-range-address="'gp-4'.C2:'gp-4'.C49" chart:label-cell-address="'gp-4'.C1:'gp-4'.C1" chart:class="chart:scatter">
            <chart:data-point chart:repeated="48"/>
          </chart:series>
          <chart:series chart:style-name="ch11" chart:values-cell-range-address="'gp-4'.D2:'gp-4'.D49" chart:label-cell-address="'gp-4'.D1:'gp-4'.D1" chart:class="chart:scatter">
            <chart:data-point chart:repeated="48"/>
          </chart:series>
          <chart:series chart:style-name="ch12" chart:values-cell-range-address="'gp-4'.E2:'gp-4'.E49" chart:label-cell-address="'gp-4'.E1:'gp-4'.E1" chart:class="chart:scatter">
            <chart:data-point chart:repeated="48"/>
          </chart:series>
          <chart:series chart:style-name="ch13" chart:values-cell-range-address="'gp-4'.F2:'gp-4'.F49" chart:label-cell-address="'gp-4'.F1:'gp-4'.F1" chart:class="chart:scatter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ile</text:p>
                <draw:g>
                  <svg:desc>'gp-4'.B1:'gp-4'.B1</svg:desc>
                </draw:g>
              </table:table-cell>
              <table:table-cell office:value-type="string">
                <text:p>initial</text:p>
                <draw:g>
                  <svg:desc>'gp-4'.C1:'gp-4'.C1</svg:desc>
                </draw:g>
              </table:table-cell>
              <table:table-cell office:value-type="string">
                <text:p>inc</text:p>
                <draw:g>
                  <svg:desc>'gp-4'.D1:'gp-4'.D1</svg:desc>
                </draw:g>
              </table:table-cell>
              <table:table-cell office:value-type="string">
                <text:p>merge</text:p>
                <draw:g>
                  <svg:desc>'gp-4'.E1:'gp-4'.E1</svg:desc>
                </draw:g>
              </table:table-cell>
              <table:table-cell office:value-type="string">
                <text:p>verify</text:p>
                <draw:g>
                  <svg:desc>'gp-4'.F1:'gp-4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p-4'.A2:'gp-4'.A49</svg:desc>
                </draw:g>
              </table:table-cell>
              <table:table-cell office:value-type="float" office:value="179.551">
                <text:p>179.551</text:p>
                <draw:g>
                  <svg:desc>'gp-4'.B2:'gp-4'.B49</svg:desc>
                </draw:g>
              </table:table-cell>
              <table:table-cell office:value-type="float" office:value="25.851">
                <text:p>25.851</text:p>
                <draw:g>
                  <svg:desc>'gp-4'.C2:'gp-4'.C49</svg:desc>
                </draw:g>
              </table:table-cell>
              <table:table-cell office:value-type="float" office:value="41.939">
                <text:p>41.939</text:p>
                <draw:g>
                  <svg:desc>'gp-4'.D2:'gp-4'.D49</svg:desc>
                </draw:g>
              </table:table-cell>
              <table:table-cell office:value-type="float" office:value="50.583">
                <text:p>50.583</text:p>
                <draw:g>
                  <svg:desc>'gp-4'.E2:'gp-4'.E49</svg:desc>
                </draw:g>
              </table:table-cell>
              <table:table-cell office:value-type="float" office:value="2.18">
                <text:p>2.18</text:p>
                <draw:g>
                  <svg:desc>'gp-4'.F2:'gp-4'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974">
                <text:p>18.974</text:p>
              </table:table-cell>
              <table:table-cell office:value-type="float" office:value="13.804">
                <text:p>13.804</text:p>
              </table:table-cell>
              <table:table-cell office:value-type="float" office:value="23.509">
                <text:p>23.509</text:p>
              </table:table-cell>
              <table:table-cell office:value-type="float" office:value="28.476">
                <text:p>28.47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5.409">
                <text:p>15.409</text:p>
              </table:table-cell>
              <table:table-cell office:value-type="float" office:value="10.65">
                <text:p>10.65</text:p>
              </table:table-cell>
              <table:table-cell office:value-type="float" office:value="18.161">
                <text:p>18.161</text:p>
              </table:table-cell>
              <table:table-cell office:value-type="float" office:value="22.805">
                <text:p>22.805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.126">
                <text:p>12.126</text:p>
              </table:table-cell>
              <table:table-cell office:value-type="float" office:value="7.975">
                <text:p>7.975</text:p>
              </table:table-cell>
              <table:table-cell office:value-type="float" office:value="13.734">
                <text:p>13.734</text:p>
              </table:table-cell>
              <table:table-cell office:value-type="float" office:value="16.958">
                <text:p>16.958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.813">
                <text:p>10.813</text:p>
              </table:table-cell>
              <table:table-cell office:value-type="float" office:value="7.104">
                <text:p>7.104</text:p>
              </table:table-cell>
              <table:table-cell office:value-type="float" office:value="12.524">
                <text:p>12.524</text:p>
              </table:table-cell>
              <table:table-cell office:value-type="float" office:value="15.546">
                <text:p>15.546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.956">
                <text:p>9.956</text:p>
              </table:table-cell>
              <table:table-cell office:value-type="float" office:value="6.541">
                <text:p>6.541</text:p>
              </table:table-cell>
              <table:table-cell office:value-type="float" office:value="11.87">
                <text:p>11.87</text:p>
              </table:table-cell>
              <table:table-cell office:value-type="float" office:value="14.52">
                <text:p>14.52</text:p>
              </table:table-cell>
              <table:table-cell office:value-type="float" office:value="0.677">
                <text:p>0.6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58">
                <text:p>9.58</text:p>
              </table:table-cell>
              <table:table-cell office:value-type="float" office:value="6.411">
                <text:p>6.411</text:p>
              </table:table-cell>
              <table:table-cell office:value-type="float" office:value="11.037">
                <text:p>11.037</text:p>
              </table:table-cell>
              <table:table-cell office:value-type="float" office:value="13.746">
                <text:p>13.746</text:p>
              </table:table-cell>
              <table:table-cell office:value-type="float" office:value="0.579">
                <text:p>0.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071">
                <text:p>9.071</text:p>
              </table:table-cell>
              <table:table-cell office:value-type="float" office:value="6.064">
                <text:p>6.064</text:p>
              </table:table-cell>
              <table:table-cell office:value-type="float" office:value="10.246">
                <text:p>10.246</text:p>
              </table:table-cell>
              <table:table-cell office:value-type="float" office:value="12.58">
                <text:p>12.58</text:p>
              </table:table-cell>
              <table:table-cell office:value-type="float" office:value="0.539">
                <text:p>0.5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953">
                <text:p>8.953</text:p>
              </table:table-cell>
              <table:table-cell office:value-type="float" office:value="5.856">
                <text:p>5.856</text:p>
              </table:table-cell>
              <table:table-cell office:value-type="float" office:value="10.405">
                <text:p>10.405</text:p>
              </table:table-cell>
              <table:table-cell office:value-type="float" office:value="12.726">
                <text:p>12.726</text:p>
              </table:table-cell>
              <table:table-cell office:value-type="float" office:value="0.612">
                <text:p>0.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803">
                <text:p>8.803</text:p>
              </table:table-cell>
              <table:table-cell office:value-type="float" office:value="5.806">
                <text:p>5.806</text:p>
              </table:table-cell>
              <table:table-cell office:value-type="float" office:value="9.944">
                <text:p>9.944</text:p>
              </table:table-cell>
              <table:table-cell office:value-type="float" office:value="12.175">
                <text:p>12.175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498">
                <text:p>8.498</text:p>
              </table:table-cell>
              <table:table-cell office:value-type="float" office:value="5.742">
                <text:p>5.742</text:p>
              </table:table-cell>
              <table:table-cell office:value-type="float" office:value="9.808">
                <text:p>9.808</text:p>
              </table:table-cell>
              <table:table-cell office:value-type="float" office:value="12.151">
                <text:p>12.151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751">
                <text:p>8.751</text:p>
              </table:table-cell>
              <table:table-cell office:value-type="float" office:value="5.622">
                <text:p>5.622</text:p>
              </table:table-cell>
              <table:table-cell office:value-type="float" office:value="9.832">
                <text:p>9.832</text:p>
              </table:table-cell>
              <table:table-cell office:value-type="float" office:value="11.557">
                <text:p>11.557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33">
                <text:p>8.33</text:p>
              </table:table-cell>
              <table:table-cell office:value-type="float" office:value="5.506">
                <text:p>5.506</text:p>
              </table:table-cell>
              <table:table-cell office:value-type="float" office:value="9.423">
                <text:p>9.423</text:p>
              </table:table-cell>
              <table:table-cell office:value-type="float" office:value="11.544">
                <text:p>11.544</text:p>
              </table:table-cell>
              <table:table-cell office:value-type="float" office:value="0.609">
                <text:p>0.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084">
                <text:p>8.084</text:p>
              </table:table-cell>
              <table:table-cell office:value-type="float" office:value="5.368">
                <text:p>5.368</text:p>
              </table:table-cell>
              <table:table-cell office:value-type="float" office:value="9.302">
                <text:p>9.302</text:p>
              </table:table-cell>
              <table:table-cell office:value-type="float" office:value="11.127">
                <text:p>11.127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259">
                <text:p>8.259</text:p>
              </table:table-cell>
              <table:table-cell office:value-type="float" office:value="5.366">
                <text:p>5.366</text:p>
              </table:table-cell>
              <table:table-cell office:value-type="float" office:value="9.106">
                <text:p>9.106</text:p>
              </table:table-cell>
              <table:table-cell office:value-type="float" office:value="11.129">
                <text:p>11.129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.857">
                <text:p>7.857</text:p>
              </table:table-cell>
              <table:table-cell office:value-type="float" office:value="5.409">
                <text:p>5.409</text:p>
              </table:table-cell>
              <table:table-cell office:value-type="float" office:value="8.964">
                <text:p>8.964</text:p>
              </table:table-cell>
              <table:table-cell office:value-type="float" office:value="10.965">
                <text:p>10.965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.899">
                <text:p>7.899</text:p>
              </table:table-cell>
              <table:table-cell office:value-type="float" office:value="5.378">
                <text:p>5.378</text:p>
              </table:table-cell>
              <table:table-cell office:value-type="float" office:value="9.267">
                <text:p>9.267</text:p>
              </table:table-cell>
              <table:table-cell office:value-type="float" office:value="11.104">
                <text:p>11.104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044">
                <text:p>8.044</text:p>
              </table:table-cell>
              <table:table-cell office:value-type="float" office:value="5.466">
                <text:p>5.466</text:p>
              </table:table-cell>
              <table:table-cell office:value-type="float" office:value="9.151">
                <text:p>9.151</text:p>
              </table:table-cell>
              <table:table-cell office:value-type="float" office:value="11.338">
                <text:p>11.338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024">
                <text:p>8.024</text:p>
              </table:table-cell>
              <table:table-cell office:value-type="float" office:value="5.557">
                <text:p>5.557</text:p>
              </table:table-cell>
              <table:table-cell office:value-type="float" office:value="9.266">
                <text:p>9.266</text:p>
              </table:table-cell>
              <table:table-cell office:value-type="float" office:value="11.406">
                <text:p>11.406</text:p>
              </table:table-cell>
              <table:table-cell office:value-type="float" office:value="0.622">
                <text:p>0.6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186">
                <text:p>8.186</text:p>
              </table:table-cell>
              <table:table-cell office:value-type="float" office:value="5.837">
                <text:p>5.837</text:p>
              </table:table-cell>
              <table:table-cell office:value-type="float" office:value="9.309">
                <text:p>9.309</text:p>
              </table:table-cell>
              <table:table-cell office:value-type="float" office:value="11.207">
                <text:p>11.207</text:p>
              </table:table-cell>
              <table:table-cell office:value-type="float" office:value="0.642">
                <text:p>0.6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121">
                <text:p>8.121</text:p>
              </table:table-cell>
              <table:table-cell office:value-type="float" office:value="5.645">
                <text:p>5.645</text:p>
              </table:table-cell>
              <table:table-cell office:value-type="float" office:value="9.341">
                <text:p>9.341</text:p>
              </table:table-cell>
              <table:table-cell office:value-type="float" office:value="11.872">
                <text:p>11.872</text:p>
              </table:table-cell>
              <table:table-cell office:value-type="float" office:value="0.647">
                <text:p>0.6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021">
                <text:p>8.021</text:p>
              </table:table-cell>
              <table:table-cell office:value-type="float" office:value="5.802">
                <text:p>5.802</text:p>
              </table:table-cell>
              <table:table-cell office:value-type="float" office:value="9.45">
                <text:p>9.45</text:p>
              </table:table-cell>
              <table:table-cell office:value-type="float" office:value="11.357">
                <text:p>11.357</text:p>
              </table:table-cell>
              <table:table-cell office:value-type="float" office:value="0.694">
                <text:p>0.6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636">
                <text:p>8.636</text:p>
              </table:table-cell>
              <table:table-cell office:value-type="float" office:value="5.706">
                <text:p>5.706</text:p>
              </table:table-cell>
              <table:table-cell office:value-type="float" office:value="9.492">
                <text:p>9.492</text:p>
              </table:table-cell>
              <table:table-cell office:value-type="float" office:value="11.644">
                <text:p>11.644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108">
                <text:p>8.108</text:p>
              </table:table-cell>
              <table:table-cell office:value-type="float" office:value="6.066">
                <text:p>6.066</text:p>
              </table:table-cell>
              <table:table-cell office:value-type="float" office:value="9.76">
                <text:p>9.76</text:p>
              </table:table-cell>
              <table:table-cell office:value-type="float" office:value="11.555">
                <text:p>11.555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48" chart:origin="0" chart:interval-major="12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4cm" svg:height="9.009cm" xlink:href=".." xlink:type="simple" chart:class="chart:scatter" chart:style-name="ch1">
        <chart:legend chart:legend-position="end" svg:x="13.465cm" svg:y="3.209cm" style:legend-expansion="high" chart:style-name="ch2"/>
        <chart:plot-area chart:style-name="ch3" table:cell-range-address="'benchft-worker-3'.A2:'benchft-worker-3'.F49 'benchft-worker-3'.B1:'benchft-worker-3'.F1" chart:data-source-has-labels="row" svg:x="1.33cm" svg:y="0.18cm" svg:width="11.816cm" svg:height="7.668cm">
          <chart:coordinate-region svg:x="1.964cm" svg:y="0.379cm" svg:width="10.989cm" svg:height="6.822cm"/>
          <chart:axis chart:dimension="x" chart:name="primary-x" chart:style-name="ch4">
            <chart:title svg:x="6.537cm" svg:y="8.028cm" chart:style-name="ch5">
              <text:p><text:span text:style-name="T1">#workers</text:span></text:p>
            </chart:title>
          </chart:axis>
          <chart:axis chart:dimension="y" chart:name="primary-y" chart:style-name="ch6">
            <chart:title svg:x="0.451cm" svg:y="4.663cm" chart:style-name="ch7">
              <text:p><text:span text:style-name="T1">seconds</text:span></text:p>
            </chart:title>
            <chart:grid chart:style-name="ch8" chart:class="major"/>
          </chart:axis>
          <chart:series chart:style-name="ch9" chart:values-cell-range-address="'benchft-worker-3'.B2:'benchft-worker-3'.B49" chart:label-cell-address="'benchft-worker-3'.B1:'benchft-worker-3'.B1" chart:class="chart:scatter">
            <chart:domain table:cell-range-address="'benchft-worker-3'.A2:'benchft-worker-3'.A49"/>
            <chart:data-point chart:repeated="48"/>
          </chart:series>
          <chart:series chart:style-name="ch10" chart:values-cell-range-address="'benchft-worker-3'.C2:'benchft-worker-3'.C49" chart:label-cell-address="'benchft-worker-3'.C1:'benchft-worker-3'.C1" chart:class="chart:scatter">
            <chart:data-point chart:repeated="48"/>
          </chart:series>
          <chart:series chart:style-name="ch11" chart:values-cell-range-address="'benchft-worker-3'.D2:'benchft-worker-3'.D49" chart:label-cell-address="'benchft-worker-3'.D1:'benchft-worker-3'.D1" chart:class="chart:scatter">
            <chart:data-point chart:repeated="48"/>
          </chart:series>
          <chart:series chart:style-name="ch12" chart:values-cell-range-address="'benchft-worker-3'.E2:'benchft-worker-3'.E49" chart:label-cell-address="'benchft-worker-3'.E1:'benchft-worker-3'.E1" chart:class="chart:scatter">
            <chart:data-point chart:repeated="48"/>
          </chart:series>
          <chart:series chart:style-name="ch13" chart:values-cell-range-address="'benchft-worker-3'.F2:'benchft-worker-3'.F49" chart:label-cell-address="'benchft-worker-3'.F1:'benchft-worker-3'.F1" chart:class="chart:scatter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mpile</text:p>
                <draw:g>
                  <svg:desc>'benchft-worker-3'.B1:'benchft-worker-3'.B1</svg:desc>
                </draw:g>
              </table:table-cell>
              <table:table-cell office:value-type="string">
                <text:p>initial</text:p>
                <draw:g>
                  <svg:desc>'benchft-worker-3'.C1:'benchft-worker-3'.C1</svg:desc>
                </draw:g>
              </table:table-cell>
              <table:table-cell office:value-type="string">
                <text:p>inc</text:p>
                <draw:g>
                  <svg:desc>'benchft-worker-3'.D1:'benchft-worker-3'.D1</svg:desc>
                </draw:g>
              </table:table-cell>
              <table:table-cell office:value-type="string">
                <text:p>merge</text:p>
                <draw:g>
                  <svg:desc>'benchft-worker-3'.E1:'benchft-worker-3'.E1</svg:desc>
                </draw:g>
              </table:table-cell>
              <table:table-cell office:value-type="string">
                <text:p>verify</text:p>
                <draw:g>
                  <svg:desc>'benchft-worker-3'.F1:'benchft-worker-3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benchft-worker-3'.A2:'benchft-worker-3'.A49</svg:desc>
                </draw:g>
              </table:table-cell>
              <table:table-cell office:value-type="float" office:value="223.001">
                <text:p>223.001</text:p>
                <draw:g>
                  <svg:desc>'benchft-worker-3'.B2:'benchft-worker-3'.B49</svg:desc>
                </draw:g>
              </table:table-cell>
              <table:table-cell office:value-type="float" office:value="33.144">
                <text:p>33.144</text:p>
                <draw:g>
                  <svg:desc>'benchft-worker-3'.C2:'benchft-worker-3'.C49</svg:desc>
                </draw:g>
              </table:table-cell>
              <table:table-cell office:value-type="float" office:value="54.167">
                <text:p>54.167</text:p>
                <draw:g>
                  <svg:desc>'benchft-worker-3'.D2:'benchft-worker-3'.D49</svg:desc>
                </draw:g>
              </table:table-cell>
              <table:table-cell office:value-type="float" office:value="64.686">
                <text:p>64.686</text:p>
                <draw:g>
                  <svg:desc>'benchft-worker-3'.E2:'benchft-worker-3'.E49</svg:desc>
                </draw:g>
              </table:table-cell>
              <table:table-cell office:value-type="float" office:value="2.687">
                <text:p>2.687</text:p>
                <draw:g>
                  <svg:desc>'benchft-worker-3'.F2:'benchft-worker-3'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335">
                <text:p>25.335</text:p>
              </table:table-cell>
              <table:table-cell office:value-type="float" office:value="17.332">
                <text:p>17.332</text:p>
              </table:table-cell>
              <table:table-cell office:value-type="float" office:value="29.957">
                <text:p>29.957</text:p>
              </table:table-cell>
              <table:table-cell office:value-type="float" office:value="36.67">
                <text:p>36.67</text:p>
              </table:table-cell>
              <table:table-cell office:value-type="float" office:value="1.512">
                <text:p>1.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0.827">
                <text:p>20.827</text:p>
              </table:table-cell>
              <table:table-cell office:value-type="float" office:value="13.81">
                <text:p>13.81</text:p>
              </table:table-cell>
              <table:table-cell office:value-type="float" office:value="23.283">
                <text:p>23.283</text:p>
              </table:table-cell>
              <table:table-cell office:value-type="float" office:value="28.554">
                <text:p>28.554</text:p>
              </table:table-cell>
              <table:table-cell office:value-type="float" office:value="1.128">
                <text:p>1.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.668">
                <text:p>16.668</text:p>
              </table:table-cell>
              <table:table-cell office:value-type="float" office:value="10.882">
                <text:p>10.882</text:p>
              </table:table-cell>
              <table:table-cell office:value-type="float" office:value="18.446">
                <text:p>18.446</text:p>
              </table:table-cell>
              <table:table-cell office:value-type="float" office:value="22.787">
                <text:p>22.78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.058">
                <text:p>15.058</text:p>
              </table:table-cell>
              <table:table-cell office:value-type="float" office:value="9.587">
                <text:p>9.587</text:p>
              </table:table-cell>
              <table:table-cell office:value-type="float" office:value="16.44">
                <text:p>16.44</text:p>
              </table:table-cell>
              <table:table-cell office:value-type="float" office:value="20.347">
                <text:p>20.347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169">
                <text:p>14.169</text:p>
              </table:table-cell>
              <table:table-cell office:value-type="float" office:value="8.667">
                <text:p>8.667</text:p>
              </table:table-cell>
              <table:table-cell office:value-type="float" office:value="14.911">
                <text:p>14.911</text:p>
              </table:table-cell>
              <table:table-cell office:value-type="float" office:value="18.177">
                <text:p>18.177</text:p>
              </table:table-cell>
              <table:table-cell office:value-type="float" office:value="0.763">
                <text:p>0.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.537">
                <text:p>13.537</text:p>
              </table:table-cell>
              <table:table-cell office:value-type="float" office:value="8.096">
                <text:p>8.096</text:p>
              </table:table-cell>
              <table:table-cell office:value-type="float" office:value="14.044">
                <text:p>14.044</text:p>
              </table:table-cell>
              <table:table-cell office:value-type="float" office:value="17.211">
                <text:p>17.211</text:p>
              </table:table-cell>
              <table:table-cell office:value-type="float" office:value="0.669">
                <text:p>0.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.086">
                <text:p>12.086</text:p>
              </table:table-cell>
              <table:table-cell office:value-type="float" office:value="7.324">
                <text:p>7.324</text:p>
              </table:table-cell>
              <table:table-cell office:value-type="float" office:value="12.521">
                <text:p>12.521</text:p>
              </table:table-cell>
              <table:table-cell office:value-type="float" office:value="15.177">
                <text:p>15.177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612">
                <text:p>11.612</text:p>
              </table:table-cell>
              <table:table-cell office:value-type="float" office:value="7.247">
                <text:p>7.247</text:p>
              </table:table-cell>
              <table:table-cell office:value-type="float" office:value="12.235">
                <text:p>12.235</text:p>
              </table:table-cell>
              <table:table-cell office:value-type="float" office:value="14.921">
                <text:p>14.921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.111">
                <text:p>12.111</text:p>
              </table:table-cell>
              <table:table-cell office:value-type="float" office:value="7.067">
                <text:p>7.067</text:p>
              </table:table-cell>
              <table:table-cell office:value-type="float" office:value="11.83">
                <text:p>11.83</text:p>
              </table:table-cell>
              <table:table-cell office:value-type="float" office:value="14.737">
                <text:p>14.737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.111">
                <text:p>11.111</text:p>
              </table:table-cell>
              <table:table-cell office:value-type="float" office:value="6.609">
                <text:p>6.609</text:p>
              </table:table-cell>
              <table:table-cell office:value-type="float" office:value="11.353">
                <text:p>11.353</text:p>
              </table:table-cell>
              <table:table-cell office:value-type="float" office:value="13.475">
                <text:p>13.475</text:p>
              </table:table-cell>
              <table:table-cell office:value-type="float" office:value="0.597">
                <text:p>0.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039">
                <text:p>11.039</text:p>
              </table:table-cell>
              <table:table-cell office:value-type="float" office:value="6.509">
                <text:p>6.509</text:p>
              </table:table-cell>
              <table:table-cell office:value-type="float" office:value="10.966">
                <text:p>10.966</text:p>
              </table:table-cell>
              <table:table-cell office:value-type="float" office:value="13.43">
                <text:p>13.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878">
                <text:p>10.878</text:p>
              </table:table-cell>
              <table:table-cell office:value-type="float" office:value="6.338">
                <text:p>6.338</text:p>
              </table:table-cell>
              <table:table-cell office:value-type="float" office:value="10.762">
                <text:p>10.762</text:p>
              </table:table-cell>
              <table:table-cell office:value-type="float" office:value="12.951">
                <text:p>12.951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61">
                <text:p>10.61</text:p>
              </table:table-cell>
              <table:table-cell office:value-type="float" office:value="6.283">
                <text:p>6.283</text:p>
              </table:table-cell>
              <table:table-cell office:value-type="float" office:value="10.693">
                <text:p>10.693</text:p>
              </table:table-cell>
              <table:table-cell office:value-type="float" office:value="12.881">
                <text:p>12.881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867">
                <text:p>10.867</text:p>
              </table:table-cell>
              <table:table-cell office:value-type="float" office:value="6.265">
                <text:p>6.265</text:p>
              </table:table-cell>
              <table:table-cell office:value-type="float" office:value="10.638">
                <text:p>10.638</text:p>
              </table:table-cell>
              <table:table-cell office:value-type="float" office:value="12.65">
                <text:p>12.65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.855">
                <text:p>10.855</text:p>
              </table:table-cell>
              <table:table-cell office:value-type="float" office:value="6.123">
                <text:p>6.123</text:p>
              </table:table-cell>
              <table:table-cell office:value-type="float" office:value="10.793">
                <text:p>10.793</text:p>
              </table:table-cell>
              <table:table-cell office:value-type="float" office:value="12.862">
                <text:p>12.862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.98">
                <text:p>10.98</text:p>
              </table:table-cell>
              <table:table-cell office:value-type="float" office:value="6.24">
                <text:p>6.24</text:p>
              </table:table-cell>
              <table:table-cell office:value-type="float" office:value="10.483">
                <text:p>10.483</text:p>
              </table:table-cell>
              <table:table-cell office:value-type="float" office:value="12.598">
                <text:p>12.598</text:p>
              </table:table-cell>
              <table:table-cell office:value-type="float" office:value="0.606">
                <text:p>0.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.704">
                <text:p>10.704</text:p>
              </table:table-cell>
              <table:table-cell office:value-type="float" office:value="6.08">
                <text:p>6.08</text:p>
              </table:table-cell>
              <table:table-cell office:value-type="float" office:value="10.365">
                <text:p>10.365</text:p>
              </table:table-cell>
              <table:table-cell office:value-type="float" office:value="12.597">
                <text:p>12.597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.857">
                <text:p>10.857</text:p>
              </table:table-cell>
              <table:table-cell office:value-type="float" office:value="6.262">
                <text:p>6.262</text:p>
              </table:table-cell>
              <table:table-cell office:value-type="float" office:value="10.363">
                <text:p>10.363</text:p>
              </table:table-cell>
              <table:table-cell office:value-type="float" office:value="12.32">
                <text:p>12.32</text:p>
              </table:table-cell>
              <table:table-cell office:value-type="float" office:value="0.583">
                <text:p>0.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.743">
                <text:p>10.743</text:p>
              </table:table-cell>
              <table:table-cell office:value-type="float" office:value="6.981">
                <text:p>6.981</text:p>
              </table:table-cell>
              <table:table-cell office:value-type="float" office:value="10.136">
                <text:p>10.136</text:p>
              </table:table-cell>
              <table:table-cell office:value-type="float" office:value="12.01">
                <text:p>12.01</text:p>
              </table:table-cell>
              <table:table-cell office:value-type="float" office:value="0.538">
                <text:p>0.5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0.412">
                <text:p>10.412</text:p>
              </table:table-cell>
              <table:table-cell office:value-type="float" office:value="6.097">
                <text:p>6.097</text:p>
              </table:table-cell>
              <table:table-cell office:value-type="float" office:value="10.092">
                <text:p>10.092</text:p>
              </table:table-cell>
              <table:table-cell office:value-type="float" office:value="12.024">
                <text:p>12.024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0.767">
                <text:p>10.767</text:p>
              </table:table-cell>
              <table:table-cell office:value-type="float" office:value="6.003">
                <text:p>6.003</text:p>
              </table:table-cell>
              <table:table-cell office:value-type="float" office:value="10.001">
                <text:p>10.001</text:p>
              </table:table-cell>
              <table:table-cell office:value-type="float" office:value="11.808">
                <text:p>11.808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0.547">
                <text:p>10.547</text:p>
              </table:table-cell>
              <table:table-cell office:value-type="float" office:value="5.947">
                <text:p>5.947</text:p>
              </table:table-cell>
              <table:table-cell office:value-type="float" office:value="10.008">
                <text:p>10.008</text:p>
              </table:table-cell>
              <table:table-cell office:value-type="float" office:value="11.949">
                <text:p>11.949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.357">
                <text:p>10.357</text:p>
              </table:table-cell>
              <table:table-cell office:value-type="float" office:value="6.126">
                <text:p>6.126</text:p>
              </table:table-cell>
              <table:table-cell office:value-type="float" office:value="10.015">
                <text:p>10.015</text:p>
              </table:table-cell>
              <table:table-cell office:value-type="float" office:value="11.986">
                <text:p>11.986</text:p>
              </table:table-cell>
              <table:table-cell office:value-type="float" office:value="0.541">
                <text:p>0.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.803">
                <text:p>10.803</text:p>
              </table:table-cell>
              <table:table-cell office:value-type="float" office:value="6.392">
                <text:p>6.392</text:p>
              </table:table-cell>
              <table:table-cell office:value-type="float" office:value="10.886">
                <text:p>10.886</text:p>
              </table:table-cell>
              <table:table-cell office:value-type="float" office:value="12.497">
                <text:p>12.497</text:p>
              </table:table-cell>
              <table:table-cell office:value-type="float" office:value="0.632">
                <text:p>0.6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.909">
                <text:p>10.909</text:p>
              </table:table-cell>
              <table:table-cell office:value-type="float" office:value="6.581">
                <text:p>6.581</text:p>
              </table:table-cell>
              <table:table-cell office:value-type="float" office:value="10.746">
                <text:p>10.746</text:p>
              </table:table-cell>
              <table:table-cell office:value-type="float" office:value="12.773">
                <text:p>12.773</text:p>
              </table:table-cell>
              <table:table-cell office:value-type="float" office:value="0.571">
                <text:p>0.5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.973">
                <text:p>10.973</text:p>
              </table:table-cell>
              <table:table-cell office:value-type="float" office:value="6.844">
                <text:p>6.844</text:p>
              </table:table-cell>
              <table:table-cell office:value-type="float" office:value="11.228">
                <text:p>11.228</text:p>
              </table:table-cell>
              <table:table-cell office:value-type="float" office:value="12.753">
                <text:p>12.753</text:p>
              </table:table-cell>
              <table:table-cell office:value-type="float" office:value="0.591">
                <text:p>0.5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17">
                <text:p>11.17</text:p>
              </table:table-cell>
              <table:table-cell office:value-type="float" office:value="6.807">
                <text:p>6.807</text:p>
              </table:table-cell>
              <table:table-cell office:value-type="float" office:value="10.882">
                <text:p>10.882</text:p>
              </table:table-cell>
              <table:table-cell office:value-type="float" office:value="12.803">
                <text:p>12.803</text:p>
              </table:table-cell>
              <table:table-cell office:value-type="float" office:value="0.577">
                <text:p>0.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088">
                <text:p>11.088</text:p>
              </table:table-cell>
              <table:table-cell office:value-type="float" office:value="6.914">
                <text:p>6.914</text:p>
              </table:table-cell>
              <table:table-cell office:value-type="float" office:value="11.126">
                <text:p>11.126</text:p>
              </table:table-cell>
              <table:table-cell office:value-type="float" office:value="13.471">
                <text:p>13.471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491">
                <text:p>11.491</text:p>
              </table:table-cell>
              <table:table-cell office:value-type="float" office:value="6.936">
                <text:p>6.936</text:p>
              </table:table-cell>
              <table:table-cell office:value-type="float" office:value="11.035">
                <text:p>11.035</text:p>
              </table:table-cell>
              <table:table-cell office:value-type="float" office:value="13.08">
                <text:p>13.08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.475">
                <text:p>11.475</text:p>
              </table:table-cell>
              <table:table-cell office:value-type="float" office:value="6.968">
                <text:p>6.968</text:p>
              </table:table-cell>
              <table:table-cell office:value-type="float" office:value="11.179">
                <text:p>11.179</text:p>
              </table:table-cell>
              <table:table-cell office:value-type="float" office:value="13.255">
                <text:p>13.255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.533">
                <text:p>11.533</text:p>
              </table:table-cell>
              <table:table-cell office:value-type="float" office:value="7.443">
                <text:p>7.443</text:p>
              </table:table-cell>
              <table:table-cell office:value-type="float" office:value="11.527">
                <text:p>11.527</text:p>
              </table:table-cell>
              <table:table-cell office:value-type="float" office:value="13.254">
                <text:p>13.254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2.022">
                <text:p>12.022</text:p>
              </table:table-cell>
              <table:table-cell office:value-type="float" office:value="7.49">
                <text:p>7.49</text:p>
              </table:table-cell>
              <table:table-cell office:value-type="float" office:value="11.509">
                <text:p>11.509</text:p>
              </table:table-cell>
              <table:table-cell office:value-type="float" office:value="13.481">
                <text:p>13.481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863">
                <text:p>11.863</text:p>
              </table:table-cell>
              <table:table-cell office:value-type="float" office:value="7.569">
                <text:p>7.569</text:p>
              </table:table-cell>
              <table:table-cell office:value-type="float" office:value="11.527">
                <text:p>11.527</text:p>
              </table:table-cell>
              <table:table-cell office:value-type="float" office:value="13.385">
                <text:p>13.385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.505">
                <text:p>11.505</text:p>
              </table:table-cell>
              <table:table-cell office:value-type="float" office:value="7.72">
                <text:p>7.72</text:p>
              </table:table-cell>
              <table:table-cell office:value-type="float" office:value="12.087">
                <text:p>12.087</text:p>
              </table:table-cell>
              <table:table-cell office:value-type="float" office:value="13.592">
                <text:p>13.592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575">
                <text:p>11.575</text:p>
              </table:table-cell>
              <table:table-cell office:value-type="float" office:value="8.089">
                <text:p>8.089</text:p>
              </table:table-cell>
              <table:table-cell office:value-type="float" office:value="11.656">
                <text:p>11.656</text:p>
              </table:table-cell>
              <table:table-cell office:value-type="float" office:value="13.551">
                <text:p>13.551</text:p>
              </table:table-cell>
              <table:table-cell office:value-type="float" office:value="0.639">
                <text:p>0.6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41">
                <text:p>11.41</text:p>
              </table:table-cell>
              <table:table-cell office:value-type="float" office:value="8.127">
                <text:p>8.127</text:p>
              </table:table-cell>
              <table:table-cell office:value-type="float" office:value="11.714">
                <text:p>11.714</text:p>
              </table:table-cell>
              <table:table-cell office:value-type="float" office:value="13.567">
                <text:p>13.567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655">
                <text:p>11.655</text:p>
              </table:table-cell>
              <table:table-cell office:value-type="float" office:value="8.369">
                <text:p>8.369</text:p>
              </table:table-cell>
              <table:table-cell office:value-type="float" office:value="11.644">
                <text:p>11.644</text:p>
              </table:table-cell>
              <table:table-cell office:value-type="float" office:value="13.913">
                <text:p>13.913</text:p>
              </table:table-cell>
              <table:table-cell office:value-type="float" office:value="0.709">
                <text:p>0.7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579">
                <text:p>11.579</text:p>
              </table:table-cell>
              <table:table-cell office:value-type="float" office:value="8.648">
                <text:p>8.648</text:p>
              </table:table-cell>
              <table:table-cell office:value-type="float" office:value="12.168">
                <text:p>12.168</text:p>
              </table:table-cell>
              <table:table-cell office:value-type="float" office:value="13.825">
                <text:p>13.825</text:p>
              </table:table-cell>
              <table:table-cell office:value-type="float" office:value="0.733">
                <text:p>0.7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.882">
                <text:p>11.882</text:p>
              </table:table-cell>
              <table:table-cell office:value-type="float" office:value="8.401">
                <text:p>8.401</text:p>
              </table:table-cell>
              <table:table-cell office:value-type="float" office:value="12">
                <text:p>12</text:p>
              </table:table-cell>
              <table:table-cell office:value-type="float" office:value="13.83">
                <text:p>13.83</text:p>
              </table:table-cell>
              <table:table-cell office:value-type="float" office:value="0.716">
                <text:p>0.7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2.136">
                <text:p>12.136</text:p>
              </table:table-cell>
              <table:table-cell office:value-type="float" office:value="8.517">
                <text:p>8.517</text:p>
              </table:table-cell>
              <table:table-cell office:value-type="float" office:value="12.162">
                <text:p>12.162</text:p>
              </table:table-cell>
              <table:table-cell office:value-type="float" office:value="13.943">
                <text:p>13.943</text:p>
              </table:table-cell>
              <table:table-cell office:value-type="float" office:value="0.704">
                <text:p>0.7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.8">
                <text:p>11.8</text:p>
              </table:table-cell>
              <table:table-cell office:value-type="float" office:value="8.458">
                <text:p>8.458</text:p>
              </table:table-cell>
              <table:table-cell office:value-type="float" office:value="12.211">
                <text:p>12.211</text:p>
              </table:table-cell>
              <table:table-cell office:value-type="float" office:value="14.071">
                <text:p>14.071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1.929">
                <text:p>11.929</text:p>
              </table:table-cell>
              <table:table-cell office:value-type="float" office:value="8.195">
                <text:p>8.195</text:p>
              </table:table-cell>
              <table:table-cell office:value-type="float" office:value="12.573">
                <text:p>12.573</text:p>
              </table:table-cell>
              <table:table-cell office:value-type="float" office:value="13.926">
                <text:p>13.92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.763">
                <text:p>11.763</text:p>
              </table:table-cell>
              <table:table-cell office:value-type="float" office:value="8.285">
                <text:p>8.285</text:p>
              </table:table-cell>
              <table:table-cell office:value-type="float" office:value="12.35">
                <text:p>12.35</text:p>
              </table:table-cell>
              <table:table-cell office:value-type="float" office:value="14.098">
                <text:p>14.098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1.939">
                <text:p>11.939</text:p>
              </table:table-cell>
              <table:table-cell office:value-type="float" office:value="8.95">
                <text:p>8.95</text:p>
              </table:table-cell>
              <table:table-cell office:value-type="float" office:value="12.361">
                <text:p>12.361</text:p>
              </table:table-cell>
              <table:table-cell office:value-type="float" office:value="13.979">
                <text:p>13.979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2.232">
                <text:p>12.232</text:p>
              </table:table-cell>
              <table:table-cell office:value-type="float" office:value="8.607">
                <text:p>8.607</text:p>
              </table:table-cell>
              <table:table-cell office:value-type="float" office:value="12.546">
                <text:p>12.546</text:p>
              </table:table-cell>
              <table:table-cell office:value-type="float" office:value="14.457">
                <text:p>14.457</text:p>
              </table:table-cell>
              <table:table-cell office:value-type="float" office:value="0.819">
                <text:p>0.8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1.914">
                <text:p>11.914</text:p>
              </table:table-cell>
              <table:table-cell office:value-type="float" office:value="8.765">
                <text:p>8.765</text:p>
              </table:table-cell>
              <table:table-cell office:value-type="float" office:value="12.778">
                <text:p>12.778</text:p>
              </table:table-cell>
              <table:table-cell office:value-type="float" office:value="14.386">
                <text:p>14.38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.34">
                <text:p>12.34</text:p>
              </table:table-cell>
              <table:table-cell office:value-type="float" office:value="8.786">
                <text:p>8.786</text:p>
              </table:table-cell>
              <table:table-cell office:value-type="float" office:value="13.327">
                <text:p>13.327</text:p>
              </table:table-cell>
              <table:table-cell office:value-type="float" office:value="14.73">
                <text:p>14.73</text:p>
              </table:table-cell>
              <table:table-cell office:value-type="float" office:value="0.785">
                <text:p>0.7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